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ee7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ee7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ee7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ee7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ee7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ee7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ee7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ee7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ee7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ee7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ee7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ee7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ee7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ee7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ee7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ee7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ee7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Roscelys Joselyn  Torres Flam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213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ancisco Rafael Jaspe Salce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1760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3.2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8" meta:non-whitespace-character-count="999"/>
    <meta:template xlink:type="simple" xlink:actuate="onRequest" xlink:title="Normal" xlink:href=""/>
  </office:meta>
</office:document-meta>
</file>